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DPlusFolderAdapter.addMessages( Message [ ] ms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IDPlusFolderAdapter.UIDPlusFolderAdapter( Folder fol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DPlusFolderAdapter.getUID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Adapter.addUIDMessages( Message [ ] ms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IDPlusFolderAdapter.getMessageByUID( lo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Adapter.getMessagesByUID( long start , lo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Adapter.getUID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DPlusFolderAdapter.getMessagesByUID( long [ ] u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